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7.557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r7" style:family="presentation" style:parent-style-name="lyt-darkblue-outline1">
      <style:graphic-properties fo:min-height="15.368cm"/>
    </style:style>
    <style:style style:name="pr8" style:family="presentation" style:parent-style-name="lyt-darkblue-outline1">
      <style:graphic-properties draw:auto-grow-height="true" fo:min-height="13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color="#ff6600" fo:font-size="40pt" style:font-size-asian="40pt" style:font-size-complex="40pt"/>
    </style:style>
    <style:style style:name="P7" style:family="paragraph">
      <style:text-properties fo:color="#ffffff" fo:font-size="40pt" style:font-size-asian="40pt" style:font-size-complex="40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color="#ffffff"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ffffff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fo:color="#ff950e" fo:font-size="40pt" style:font-size-asian="40pt" style:font-size-complex="40pt"/>
    </style:style>
    <style:style style:name="T9" style:family="text">
      <style:text-properties fo:color="#ff6600" fo:font-size="40pt" style:font-size-asian="40pt" style:font-size-complex="40pt"/>
    </style:style>
    <style:style style:name="T10" style:family="text">
      <style:text-properties fo:color="#ff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color="#ff950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color="#ff6600" fo:font-size="32pt" style:font-size-asian="32pt" style:font-size-complex="32pt"/>
    </style:style>
    <style:style style:name="T13" style:family="text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T14" style:family="text">
      <style:text-properties fo:color="#ffffff" fo:font-size="40pt" style:font-size-asian="40pt" style:font-size-complex="40p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color="#ffffff" fo:font-size="44pt" style:font-size-asian="44pt" style:font-size-complex="44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ffffff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1cm" svg:height="3.506cm" svg:x="2.058cm" svg:y="0.358cm" presentation:class="title" presentation:user-transformed="true">
          <draw:text-box>
            <text:p text:style-name="P1"><text:span text:style-name="T1">Tipos de Datos</text:span></text:p>
          </draw:text-box>
        </draw:frame>
        <draw:frame presentation:style-name="pr2" draw:text-style-name="P4" draw:layer="layout" svg:width="24.368cm" svg:height="17.557cm" svg:x="2cm" svg:y="3.678cm" presentation:class="subtitle" presentation:user-transformed="true">
          <draw:text-box>
            <text:p text:style-name="P3"><text:span text:style-name="T2">Primitivos:</text:span></text:p>
            <text:p text:style-name="P3"><text:span text:style-name="T2"/></text:p>
            <text:list text:style-name="L3">
              <text:list-item>
                <text:p text:style-name="P3"><text:span text:style-name="T3">Enteros: byte, short, int y long</text:span></text:p>
                <text:p text:style-name="P3"><text:span text:style-name="T3"/></text:p>
              </text:list-item>
              <text:list-item>
                <text:p text:style-name="P3"><text:span text:style-name="T3">Decimales: float y double</text:span></text:p>
                <text:p text:style-name="P3"><text:span text:style-name="T3"/></text:p>
              </text:list-item>
              <text:list-item>
                <text:p text:style-name="P3"><text:span text:style-name="T3">Otros: Char y boolean</text:span></text:p>
                <text:p text:style-name="P3"><text:span text:style-name="T3"/></text:p>
                <text:p text:style-name="P3"><text:span text:style-name="T4">Tipo Objeto:</text:span></text:p>
                <text:p text:style-name="P3"><text:span text:style-name="T4"/></text:p>
              </text:list-item>
              <text:list-item>
                <text:p text:style-name="P3"><text:span text:style-name="T5">String</text:span></text:p>
                <text:p text:style-name="P3"><text:span text:style-name="T3"/></text:p>
                <text:p text:style-name="P3"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5" draw:layer="layout" svg:width="23.911cm" svg:height="3.506cm" svg:x="0.8cm" svg:y="0.894cm" presentation:class="title" presentation:user-transformed="true">
          <draw:text-box>
            <text:p><text:span text:style-name="T6">Enteros:</text:span></text:p>
          </draw:text-box>
        </draw:frame>
        <draw:frame presentation:style-name="pr5" draw:text-style-name="P4" draw:layer="layout" svg:width="28cm" svg:height="13.714cm" svg:x="0.2cm" svg:y="5.453cm" presentation:class="outline" presentation:user-transformed="true">
          <draw:text-box>
            <text:list text:style-name="L4">
              <text:list-item>
                <text:p><text:span text:style-name="T7">Byte</text:span><text:span text:style-name="T3">: ocupa 1 byte. Desde -128 hasta 127</text:span></text:p>
                <text:p><text:span text:style-name="T3"/></text:p>
              </text:list-item>
              <text:list-item>
                <text:p><text:span text:style-name="T7">Short</text:span><text:span text:style-name="T3">: ocupa 2 bytes. Desde -32,768 hasta 32,767</text:span></text:p>
                <text:p><text:span text:style-name="T3"/></text:p>
              </text:list-item>
              <text:list-item>
                <text:p><text:span text:style-name="T7">Int</text:span><text:span text:style-name="T3">: ocupa 4 bytes. Desde -2,147,483,648 a 2,147,483,647</text:span></text:p>
                <text:p><text:span text:style-name="T3"/></text:p>
              </text:list-item>
              <text:list-item>
                <text:p><text:span text:style-name="T7">Long</text:span><text:span text:style-name="T3">: ocupa 8 bytes. Abarca una numeración muy grand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4" draw:text-style-name="P6" draw:layer="layout" svg:width="23.911cm" svg:height="3.506cm" svg:x="1.6cm" svg:y="0.8cm" presentation:class="title" presentation:user-transformed="true">
          <draw:text-box>
            <text:p><text:span text:style-name="T8">Decimales</text:span><text:span text:style-name="T9">:</text:span></text:p>
          </draw:text-box>
        </draw:frame>
        <draw:frame presentation:style-name="pr7" draw:text-style-name="P4" draw:layer="layout" svg:width="26.8cm" svg:height="15.368cm" svg:x="0.6cm" svg:y="3.8cm" presentation:class="outline" presentation:user-transformed="true">
          <draw:text-box>
            <text:list text:style-name="L4">
              <text:list-item>
                <text:p><text:span text:style-name="T7">Float</text:span><text:span text:style-name="T3">: ocupa 4 bytes. Hasta 8 decimales</text:span></text:p>
                <text:p><text:span text:style-name="T3"/></text:p>
              </text:list-item>
              <text:list-item>
                <text:p><text:span text:style-name="T7">Double</text:span><text:span text:style-name="T3">: ocupa 8 bytes. Hasta 16 decilmales</text:span></text:p>
                <text:p><text:span text:style-name="T10"/></text:p>
                <text:p><text:span text:style-name="T11">Otros:</text:span></text:p>
              </text:list-item>
              <text:list-item>
                <text:p><text:span text:style-name="T12"><text:s/></text:span><text:span text:style-name="T7">Char</text:span><text:span text:style-name="T3">: representa un solo caráter </text:span></text:p>
                <text:p><text:span text:style-name="T3"/></text:p>
              </text:list-item>
              <text:list-item>
                <text:p><text:span text:style-name="T7">Boolean</text:span><text:span text:style-name="T3">: datos lógicos, pueden ser tipo “true” o “false”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4" draw:text-style-name="P5" draw:layer="layout" svg:width="23.911cm" svg:height="3.506cm" svg:x="2.089cm" svg:y="2cm" presentation:class="title" presentation:user-transformed="true">
          <draw:text-box>
            <text:p><text:span text:style-name="T6">Tipo Objeto</text:span></text:p>
          </draw:text-box>
        </draw:frame>
        <draw:frame presentation:style-name="pr5" draw:text-style-name="P7" draw:layer="layout" svg:width="24.368cm" svg:height="13.714cm" svg:x="2cm" svg:y="7.2cm" presentation:class="outline" presentation:user-transformed="true">
          <draw:text-box>
            <text:list text:style-name="L4">
              <text:list-item>
                <text:p><text:span text:style-name="T13">String</text:span><text:span text:style-name="T14">: cadenas de texto</text:span></text:p>
                <text:p><text:span text:style-name="T14"/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" draw:text-style-name="P8" draw:layer="layout" svg:width="23.911cm" svg:height="3.506cm" svg:x="2.058cm" svg:y="0.784cm" presentation:class="title">
          <draw:text-box>
            <text:p text:style-name="P1"><text:span text:style-name="T15"><text:tab/></text:span><text:span text:style-name="T15">Variables</text:span></text:p>
          </draw:text-box>
        </draw:frame>
        <draw:frame presentation:style-name="pr8" draw:text-style-name="P10" draw:layer="layout" svg:width="24.368cm" svg:height="13.714cm" svg:x="2.058cm" svg:y="5.8cm" presentation:class="outline" presentation:user-transformed="true">
          <draw:text-box>
            <text:list text:style-name="L4">
              <text:list-item>
                <text:p text:style-name="P9"><text:span text:style-name="T16">Espacio en memoria</text:span></text:p>
                <text:p text:style-name="P9"><text:span text:style-name="T16"/></text:p>
              </text:list-item>
              <text:list-item>
                <text:p text:style-name="P9"><text:span text:style-name="T16">Tipo</text:span></text:p>
                <text:p text:style-name="P9"><text:span text:style-name="T16"/></text:p>
              </text:list-item>
              <text:list-item>
                <text:p text:style-name="P9"><text:span text:style-name="T16">Nombr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4" draw:text-style-name="P11" draw:layer="layout" svg:width="23.911cm" svg:height="3.506cm" svg:x="2.058cm" svg:y="0.784cm" presentation:class="title">
          <draw:text-box>
            <text:p><text:span text:style-name="T17">Medidas de Almacenamiento</text:span></text:p>
          </draw:text-box>
        </draw:frame>
        <draw:frame presentation:style-name="pr5" draw:text-style-name="P12" draw:layer="layout" svg:width="24.368cm" svg:height="13.714cm" svg:x="2.058cm" svg:y="5.453cm" presentation:class="outline">
          <draw:text-box>
            <text:list text:style-name="L4">
              <text:list-item>
                <text:p><text:span text:style-name="T18">Bit: Es la unidad mínima de información empleada en informática</text:span></text:p>
              </text:list-item>
              <text:list-item>
                <text:p><text:span text:style-name="T18">Byte (B): Equivale a 8 bits</text:span></text:p>
              </text:list-item>
              <text:list-item>
                <text:p><text:span text:style-name="T18">Kilobyte (kB): 1024 bytes forman un Kilobyte</text:span></text:p>
              </text:list-item>
              <text:list-item>
                <text:p><text:span text:style-name="T18">Megabyte (MB): Equivale a 1024 Kilobytes</text:span></text:p>
              </text:list-item>
              <text:list-item>
                <text:p><text:span text:style-name="T18">Gigabyte (GB): Es igual a 1024 Megabytes</text:span></text:p>
              </text:list-item>
              <text:list-item>
                <text:p><text:span text:style-name="T18">Terabyte (TB): Lo componen 1024 Gigabyt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iel gomez</meta:initial-creator>
    <meta:creation-date>2021-04-20T15:35:34.89</meta:creation-date>
    <meta:editing-duration>PT2H16M2S</meta:editing-duration>
    <meta:editing-cycles>3</meta:editing-cycles>
    <dc:date>2021-04-20T20:55:51.30</dc:date>
    <meta:generator>OpenOffice/4.1.9$Win32 OpenOffice.org_project/419m1$Build-9805</meta:generator>
    <meta:document-statistic meta:object-count="51"/>
  </office:meta>
</office:document-meta>
</file>